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Arrow_20_concave" draw:marker-start-width="0.305cm" draw:marker-end="Arrow_20_concave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1.772cm" fo:min-width="2.194cm"/>
    </style:style>
    <style:style style:name="gr5" style:family="graphic" style:parent-style-name="standard">
      <style:graphic-properties draw:textarea-horizontal-align="justify" draw:textarea-vertical-align="middle" draw:auto-grow-height="false" fo:min-height="2.042cm" fo:min-width="5.60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42cm" fo:min-width="4.649cm"/>
    </style:style>
    <style:style style:name="gr8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rver Setup</text:p>
          </draw:text-box>
        </draw:frame>
        <draw:line draw:style-name="gr1" draw:text-style-name="P1" draw:layer="layout" svg:x1="8.255cm" svg:y1="6.032cm" svg:x2="8.255cm" svg:y2="16.51cm">
          <text:p/>
        </draw:line>
        <draw:line draw:style-name="gr2" draw:text-style-name="P1" draw:layer="layout" svg:x1="6.032cm" svg:y1="10.16cm" svg:x2="13.017cm" svg:y2="10.16cm">
          <text:p/>
        </draw:line>
        <draw:frame draw:style-name="gr3" draw:text-style-name="P2" draw:layer="layout" svg:width="2.222cm" svg:height="1.673cm" svg:x="8.89cm" svg:y="8.255cm">
          <draw:text-box>
            <text:p>port 80</text:p>
          </draw:text-box>
        </draw:frame>
        <draw:custom-shape draw:style-name="gr4" draw:text-style-name="P3" xml:id="id1" draw:id="id1" draw:layer="layout" svg:width="3.81cm" svg:height="2.858cm" svg:x="13.017cm" svg:y="8.889cm">
          <text:p text:style-name="P3">ngin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6.35cm" svg:height="2.54cm" svg:x="20.955cm" svg:y="5.397cm">
          <text:p text:style-name="P3">port 8080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6.269cm" svg:y1="9.307cm" svg:x2="20.955cm" svg:y2="6.667cm" draw:start-shape="id1" draw:start-glue-point="11" draw:end-shape="id2" draw:end-glue-point="3" svg:d="M16269 9307l4686-2640" svg:viewBox="0 0 4687 2641">
          <text:p/>
        </draw:connector>
        <draw:custom-shape draw:style-name="gr7" draw:text-style-name="P3" xml:id="id3" draw:id="id3" draw:layer="layout" svg:width="5.397cm" svg:height="2.54cm" svg:x="21.59cm" svg:y="9.207cm">
          <text:p text:style-name="P3">port 808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5.08cm" svg:height="2.54cm" svg:x="21.907cm" svg:y="13.335cm">
          <text:p text:style-name="P3">port</text:p>
          <text:p text:style-name="P3">808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6.827cm" svg:y1="10.318cm" svg:x2="21.59cm" svg:y2="10.477cm" draw:start-shape="id1" draw:start-glue-point="10" draw:end-shape="id3" draw:end-glue-point="3" svg:d="M16827 10318l4763 159" svg:viewBox="0 0 4764 160">
          <text:p/>
        </draw:connector>
        <draw:connector draw:style-name="gr6" draw:text-style-name="P1" draw:layer="layout" draw:type="line" svg:x1="16.269cm" svg:y1="11.329cm" svg:x2="21.907cm" svg:y2="14.605cm" draw:start-shape="id1" draw:start-glue-point="9" draw:end-shape="id4" svg:d="M16269 11329l5638 3276" svg:viewBox="0 0 5639 3277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nano /etc/nginx/nginx.conf </text:p>
              <text:p/>
              <text:p>nginx</text:p>
              <text:p/>
              <text:p>nginx -s reload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5-11-23T15:23:55.771286166</meta:creation-date>
    <dc:date>2015-11-23T16:08:03.667641257</dc:date>
    <dc:creator>Danny Ayers</dc:creator>
    <meta:editing-duration>PT28M57S</meta:editing-duration>
    <meta:editing-cycles>2</meta:editing-cycles>
    <meta:generator>LibreOffice/4.4.6.3$Linux_x86 LibreOffice_project/40m0$Build-3</meta:generator>
    <meta:document-statistic meta:object-count="34"/>
  </office:meta>
</office:document-meta>
</file>